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ortStrategy.nextDirection( SortDirection dir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ortStrategy.DefaultSor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ortStrategy.getDefaul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